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P2" style:parent-style-name="Titre1" style:family="paragraph"/>
    <style:style style:name="P3" style:parent-style-name="Titre2" style:family="paragraph"/>
    <style:style style:name="P4" style:parent-style-name="Paragraphedeliste" style:family="paragraph"/>
    <style:style style:name="P5" style:parent-style-name="Paragraphedeliste" style:family="paragraph"/>
    <style:style style:name="P6" style:parent-style-name="Titre1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Titre1" style:family="paragraph"/>
  </office:automatic-styles>
  <office:body>
    <office:text text:use-soft-page-breaks="true">
      <text:p text:style-name="P1">Documentation utilisateur DIGICODE</text:p>
      <text:p text:style-name="Normal"/>
      <text:list text:style-name="LFO1" text:continue-numbering="true">
        <text:list-item>
          <text:p text:style-name="P2">Se connecter</text:p>
        </text:list-item>
      </text:list>
      <text:list text:style-name="LFO1" text:continue-numbering="true">
        <text:list-item>
          <text:list>
            <text:list-item>
              <text:p text:style-name="P3">Se connecter<text:s/></text:p>
            </text:list-item>
          </text:list>
        </text:list-item>
      </text:list>
      <text:list text:style-name="LFO3" text:continue-numbering="true">
        <text:list-item>
          <text:p text:style-name="P4">Remplissez les deux champs (adresse mail et mot de passe).</text:p>
        </text:list-item>
        <text:list-item>
          <text:p text:style-name="P5">Cliquez sur « connexion ».</text:p>
        </text:list-item>
      </text:list>
      <text:list text:style-name="LFO1" text:continue-numbering="true">
        <text:list-item>
          <text:p text:style-name="P6">Choisir une salle</text:p>
        </text:list-item>
      </text:list>
      <text:list text:style-name="LFO4" text:continue-numbering="true">
        <text:list-item>
          <text:p text:style-name="P7">Cliquez sur la liste déroulante et choisissez la salle dont vous souhaitez obtenir les informations dont le digicode.</text:p>
        </text:list-item>
        <text:list-item>
          <text:p text:style-name="P8">Cliquez sur « afficher ».</text:p>
        </text:list-item>
      </text:list>
      <text:list text:style-name="LFO1" text:continue-numbering="true">
        <text:list-item>
          <text:p text:style-name="P9">Informations d’une salle</text:p>
        </text:list-item>
      </text:list>
      <text:p text:style-name="Normal">Vous avez accès à toutes<text:s/>les informations utiles<text:s/>de la salle sélectionné.</text:p>
      <text:p text:style-name="Normal"/>
      <text:p text:style-name="Normal"><text:span text:style-name="Référenceintense">Note : Vous</text:span><text:span text:style-name="Référenceintense"><text:s/>ne pouvez faire qu’une recherche par connexion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entury Gothic" style:font-name-asian="Times New Roman" style:font-name-complex="Times New Roman" fo:color="#032348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entury Gothic" style:font-name-asian="Times New Roman" style:font-name-complex="Times New Roman" fo:color="#032348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entury Gothic" style:font-name-asian="Times New Roman" style:font-name-complex="Times New Roman" fo:color="#032348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entury Gothic" style:font-name-asian="Times New Roman" style:font-name-complex="Times New Roman" fo:color="#032348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52F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75in" text:list-level-position-and-space-mode="label-alignment">
          <style:list-level-label-alignment text:label-followed-by="listtab" fo:margin-left="2in" fo:text-indent="-1.7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gan DOARE</meta:initial-creator>
    <dc:creator>Logan DOARE</dc:creator>
    <meta:creation-date>2018-12-12T10:09:00Z</meta:creation-date>
    <dc:date>2018-12-12T10:33:00Z</dc:date>
    <meta:template xlink:href="Normal" xlink:type="simple"/>
    <meta:editing-cycles>1</meta:editing-cycles>
    <meta:editing-duration>PT1140S</meta:editing-duration>
    <meta:document-statistic meta:page-count="1" meta:paragraph-count="1" meta:word-count="72" meta:character-count="470" meta:row-count="3" meta:non-whitespace-character-count="399"/>
  </office:meta>
</office:document-meta>
</file>